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0c1b4" officeooo:paragraph-rsid="0010c1b4"/>
    </style:style>
    <style:style style:name="P2" style:family="paragraph" style:parent-style-name="Standard">
      <style:text-properties style:text-underline-style="solid" style:text-underline-width="auto" style:text-underline-color="font-color" officeooo:rsid="0017698e" officeooo:paragraph-rsid="0017698e"/>
    </style:style>
    <style:style style:name="P3" style:family="paragraph" style:parent-style-name="Standard">
      <style:text-properties style:text-underline-style="solid" style:text-underline-width="auto" style:text-underline-color="font-color" officeooo:rsid="001e98dd" officeooo:paragraph-rsid="001e98dd"/>
    </style:style>
    <style:style style:name="P4" style:family="paragraph" style:parent-style-name="Text_20_body">
      <style:text-properties style:text-underline-style="solid" style:text-underline-width="auto" style:text-underline-color="font-color" officeooo:rsid="002170fc" officeooo:paragraph-rsid="002170fc"/>
    </style:style>
    <style:style style:name="P5" style:family="paragraph" style:parent-style-name="Text_20_body">
      <style:text-properties style:text-underline-style="solid" style:text-underline-width="auto" style:text-underline-color="font-color" officeooo:rsid="002c1558" officeooo:paragraph-rsid="002c1558"/>
    </style:style>
    <style:style style:name="P6" style:family="paragraph" style:parent-style-name="Standard">
      <style:text-properties style:text-underline-style="none" officeooo:rsid="0010c1b4" officeooo:paragraph-rsid="0010c1b4"/>
    </style:style>
    <style:style style:name="P7" style:family="paragraph" style:parent-style-name="Standard">
      <style:text-properties style:text-underline-style="none" officeooo:rsid="00125537" officeooo:paragraph-rsid="00125537"/>
    </style:style>
    <style:style style:name="P8" style:family="paragraph" style:parent-style-name="Standard">
      <style:text-properties style:text-underline-style="none" officeooo:rsid="00178e85" officeooo:paragraph-rsid="00178e85"/>
    </style:style>
    <style:style style:name="P9" style:family="paragraph" style:parent-style-name="Standard">
      <style:text-properties style:text-underline-style="none" officeooo:rsid="001bfc9e" officeooo:paragraph-rsid="001bfc9e"/>
    </style:style>
    <style:style style:name="P10" style:family="paragraph" style:parent-style-name="Standard">
      <style:text-properties style:text-underline-style="none" officeooo:rsid="001e98dd" officeooo:paragraph-rsid="001e98dd"/>
    </style:style>
    <style:style style:name="P11" style:family="paragraph" style:parent-style-name="Text_20_body">
      <style:text-properties style:text-underline-style="none" officeooo:rsid="002ddba2" officeooo:paragraph-rsid="002ddba2"/>
    </style:style>
    <style:style style:name="P12" style:family="paragraph" style:parent-style-name="Text_20_body">
      <style:text-properties style:text-underline-style="none" officeooo:rsid="002f6103" officeooo:paragraph-rsid="002f6103"/>
    </style:style>
    <style:style style:name="P13" style:family="paragraph" style:parent-style-name="Text_20_body">
      <style:text-properties style:text-underline-style="none" officeooo:rsid="00303560" officeooo:paragraph-rsid="00303560"/>
    </style:style>
    <style:style style:name="P14" style:family="paragraph" style:parent-style-name="Text_20_body">
      <style:text-properties style:text-underline-style="none" officeooo:rsid="00320c54" officeooo:paragraph-rsid="00320c54"/>
    </style:style>
    <style:style style:name="P15" style:family="paragraph" style:parent-style-name="Text_20_body">
      <style:text-properties style:text-underline-style="none" fo:font-weight="bold" officeooo:rsid="0036c4c4" officeooo:paragraph-rsid="0036c4c4" style:font-weight-asian="bold" style:font-weight-complex="bold"/>
    </style:style>
    <style:style style:name="P16" style:family="paragraph" style:parent-style-name="Standard" style:list-style-name="L1">
      <style:text-properties style:text-underline-style="none" officeooo:rsid="00125537" officeooo:paragraph-rsid="00125537"/>
    </style:style>
    <style:style style:name="P17" style:family="paragraph" style:parent-style-name="Standard" style:list-style-name="L2">
      <style:text-properties style:text-underline-style="none" officeooo:rsid="001bfc9e" officeooo:paragraph-rsid="001bfc9e"/>
    </style:style>
    <style:style style:name="P18" style:family="paragraph" style:parent-style-name="Standard" style:list-style-name="L3">
      <style:text-properties style:text-underline-style="none" officeooo:rsid="001e98dd" officeooo:paragraph-rsid="001e98dd"/>
    </style:style>
    <style:style style:name="P19" style:family="paragraph" style:parent-style-name="Text_20_body" style:list-style-name="L3">
      <style:text-properties fo:font-variant="normal" fo:text-transform="none" fo:color="#16191f" loext:opacity="100%" style:font-name="Liberation Serif" fo:font-size="12pt" fo:letter-spacing="normal" fo:font-style="normal" fo:font-weight="normal" officeooo:paragraph-rsid="001e98dd"/>
    </style:style>
    <style:style style:name="P20" style:family="paragraph" style:parent-style-name="Text_20_body" style:list-style-name="L3">
      <style:text-properties fo:font-variant="normal" fo:text-transform="none" fo:color="#16191f" loext:opacity="100%" style:font-name="Liberation Serif" fo:font-size="12pt" fo:letter-spacing="normal" fo:font-style="normal" fo:font-weight="normal" officeooo:rsid="00202e7c" officeooo:paragraph-rsid="00202e7c"/>
    </style:style>
    <style:style style:name="P21" style:family="paragraph" style:parent-style-name="Text_20_body">
      <style:text-properties fo:font-variant="normal" fo:text-transform="none" fo:color="#16191f" loext:opacity="100%" style:font-name="Liberation Serif" fo:font-size="12pt" fo:letter-spacing="normal" fo:font-style="normal" fo:font-weight="normal" officeooo:rsid="00202e7c" officeooo:paragraph-rsid="00202e7c"/>
    </style:style>
    <style:style style:name="P22" style:family="paragraph" style:parent-style-name="Text_20_body">
      <style:text-properties fo:font-variant="normal" fo:text-transform="none" fo:color="#16191f" loext:opacity="100%" style:font-name="Liberation Serif" fo:font-size="12pt" fo:letter-spacing="normal" fo:font-style="normal" style:text-underline-style="none" fo:font-weight="normal" officeooo:rsid="00256b4a" officeooo:paragraph-rsid="00256b4a"/>
    </style:style>
    <style:style style:name="P23" style:family="paragraph" style:parent-style-name="Text_20_body" style:list-style-name="L3">
      <style:text-properties style:font-name="Liberation Serif" officeooo:paragraph-rsid="00202e7c"/>
    </style:style>
    <style:style style:name="P24" style:family="paragraph" style:parent-style-name="Text_20_body" style:list-style-name="L4">
      <style:text-properties style:text-underline-style="none" officeooo:rsid="00234ccd" officeooo:paragraph-rsid="00234ccd"/>
    </style:style>
    <style:style style:name="P25" style:family="paragraph" style:parent-style-name="Text_20_body" style:list-style-name="L4">
      <style:text-properties style:text-underline-style="none" officeooo:rsid="00239517" officeooo:paragraph-rsid="00239517"/>
    </style:style>
    <style:style style:name="P26" style:family="paragraph" style:parent-style-name="Text_20_body" style:list-style-name="L4">
      <style:text-properties style:text-underline-style="none" officeooo:rsid="00245847" officeooo:paragraph-rsid="00245847"/>
    </style:style>
    <style:style style:name="P27" style:family="paragraph" style:parent-style-name="Text_20_body" style:list-style-name="L4">
      <style:text-properties style:text-underline-style="none" officeooo:rsid="00256b4a" officeooo:paragraph-rsid="00256b4a"/>
    </style:style>
    <style:style style:name="P28" style:family="paragraph" style:parent-style-name="Text_20_body" style:list-style-name="L6">
      <style:text-properties style:text-underline-style="none" officeooo:rsid="002ddba2" officeooo:paragraph-rsid="002ddba2"/>
    </style:style>
    <style:style style:name="P29" style:family="paragraph" style:parent-style-name="Text_20_body" style:list-style-name="L6">
      <style:text-properties style:text-underline-style="none" officeooo:rsid="002f6103" officeooo:paragraph-rsid="002f6103"/>
    </style:style>
    <style:style style:name="P30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T1" style:family="text">
      <style:text-properties fo:background-color="#ffff00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16191f" loext:opacity="100%" fo:font-size="12pt" fo:letter-spacing="normal" fo:font-style="normal" fo:font-weight="normal"/>
    </style:style>
    <style:style style:name="T4" style:family="text">
      <style:text-properties fo:font-variant="normal" fo:text-transform="none" fo:color="#16191f" loext:opacity="100%" fo:font-size="12pt" fo:letter-spacing="normal" fo:font-style="normal" fo:font-weight="bold"/>
    </style:style>
    <style:style style:name="T5" style:family="text">
      <style:text-properties fo:font-variant="normal" fo:text-transform="none" fo:color="#16191f" loext:opacity="100%" style:font-name="Liberation Serif" fo:font-size="12pt" fo:letter-spacing="normal" fo:font-style="normal" fo:font-weight="normal"/>
    </style:style>
    <style:style style:name="T6" style:family="text">
      <style:text-properties fo:font-variant="normal" fo:text-transform="none" fo:color="#16191f" loext:opacity="100%" style:font-name="Liberation Serif" fo:font-size="12pt" fo:letter-spacing="normal" fo:font-style="normal" fo:font-weight="normal" officeooo:rsid="00202e7c"/>
    </style:style>
    <style:style style:name="T7" style:family="text">
      <style:text-properties fo:font-variant="normal" fo:text-transform="none" fo:color="#16191f" loext:opacity="100%" style:font-name="Liberation Serif" fo:font-size="12pt" fo:letter-spacing="normal" fo:font-style="normal" fo:font-weight="normal" fo:background-color="#ffff00" loext:char-shading-value="0"/>
    </style:style>
    <style:style style:name="T8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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over an instance</text:p>
      <text:p text:style-name="P1"/>
      <text:p text:style-name="P6">To <text:span text:style-name="T1">automatically recover ran instance when a system status check failure occurs</text:span>, you can use the <text:span text:style-name="T1">default configuration</text:span> of the instance or create an <text:span text:style-name="T1">amazon cloudwatch alarm.</text:span> <text:span text:style-name="T1">If an instance becomes unreachable</text:span> because of an underlying hardware failure or a problem that requires AWS involvement to repair, the <text:span text:style-name="T1">instance is automatically recovered.</text:span></text:p>
      <text:p text:style-name="P6"/>
      <text:p text:style-name="P6"/>
      <text:p text:style-name="P7">A <text:span text:style-name="T1">recovered instance is identical to the original instance</text:span>, including the <text:span text:style-name="T1">instance ID, private IP addresses, Elastic IP address, and all the instance metadata. </text:span>If the impaired instance has a public IPv4 address, the <text:span text:style-name="T1">instance retains the public IPv4 address </text:span>after recovery. If the impaired instance is in a <text:span text:style-name="T1">placement group, the recovered instance runs in the placement group.</text:span> During instance recovery, the instance is <text:span text:style-name="T1">migrated as part of an instance reboot, any any data that is in memory is lost.</text:span></text:p>
      <text:p text:style-name="P7"/>
      <text:p text:style-name="P7">Examples of problems that require instance recovery:</text:p>
      <text:list text:style-name="L1">
        <text:list-item>
          <text:p text:style-name="P16">Loss of network connectivity</text:p>
        </text:list-item>
        <text:list-item>
          <text:p text:style-name="P16">Loss of system power</text:p>
        </text:list-item>
        <text:list-item>
          <text:p text:style-name="P16">Software issues on the physical host</text:p>
        </text:list-item>
        <text:list-item>
          <text:p text:style-name="P16">Hardware issues on the physical host that impact network reachability.</text:p>
        </text:list-item>
      </text:list>
      <text:p text:style-name="P7"/>
      <text:p text:style-name="P7"/>
      <text:p text:style-name="P2">Instance configuration</text:p>
      <text:p text:style-name="P2"/>
      <text:p text:style-name="P8">Instances that support simplified <text:span text:style-name="T1">automatic recovery </text:span>are configured by <text:span text:style-name="T1">default to recover a failed instance.</text:span> The default configuration <text:span text:style-name="T1">applies to new instances that you launch and existing instances</text:span> that you previously launched. Simplified automatic <text:span text:style-name="T1">recovery is initiated in response to system status check failures</text:span>. Simplified automatic recovery doesn’t take place during service health dashboard events, or any other events that impact the underlying hardware.</text:p>
      <text:p text:style-name="P8"/>
      <text:p text:style-name="P9">When a simplified automatic <text:span text:style-name="T1">recovery event succeeds</text:span>, you are <text:span text:style-name="T1">notified by an AWS Health dashboard event</text:span>. When a simplified automatic <text:span text:style-name="T1">recovery <text:s/>event fails</text:span>, you are <text:span text:style-name="T1">notified by an AWS health dashboard event and by email.</text:span> You can also use <text:span text:style-name="T1">Amazon EventBridge rules to monitor for simplified automatic recovery events</text:span> using the following event codes:</text:p>
      <text:p text:style-name="P9"/>
      <text:list text:style-name="L2">
        <text:list-item>
          <text:p text:style-name="P17">AWS_EC2_SIMPLIFIED_AUTO_RECOVERY_SUCCESS</text:p>
          <text:list>
            <text:list-item>
              <text:p text:style-name="P17">successful events.</text:p>
            </text:list-item>
          </text:list>
        </text:list-item>
        <text:list-item>
          <text:p text:style-name="P17">AWS_EC2_SIMPLIFIED_AUTO_RECOVERY_FAILURE</text:p>
          <text:list>
            <text:list-item>
              <text:p text:style-name="P17">failed events. </text:p>
            </text:list-item>
          </text:list>
        </text:list-item>
      </text:list>
      <text:p text:style-name="P9"/>
      <text:p text:style-name="P3">Requirements</text:p>
      <text:p text:style-name="P3"/>
      <text:p text:style-name="P10"><text:span text:style-name="T1">Simplified automatic recovery is supported </text:span>by an instance if the <text:span text:style-name="T1">instance has the following characteristics</text:span>:</text:p>
      <text:list text:style-name="L3">
        <text:list-item>
          <text:p text:style-name="P18">It uses default or dedicated instance tenancy.</text:p>
        </text:list-item>
        <text:list-item>
          <text:p text:style-name="P18">It does not use an elastic fabric adapter.</text:p>
        </text:list-item>
        <text:list-item>
          <text:p text:style-name="P18">It uses on of the following instance types:</text:p>
          <text:list>
            <text:list-item>
              <text:p text:style-name="P19"><text:span text:style-name="T8">General purpose:</text:span> A1 | M3 | M4 | M5 | M5a | M5n | M5zn | M6a | M6g | M6i | M6in | M7g | T1 | T2 | T3 | T3a | T4g</text:p>
            </text:list-item>
            <text:list-item>
              <text:p text:style-name="P19"><text:span text:style-name="T8">Compute optimized:</text:span> C3 | C4 | C5 | C5a | C5n | C6a | C6g | C6gn | C6i | C6in | C7g | C7gn | Hpc6a | Hpc7g</text:p>
            </text:list-item>
            <text:list-item>
              <text:p text:style-name="P19"><text:span text:style-name="T8">Memory optimized:</text:span> R3 | R4 | R5 | R5a | R5b | R5n | R6a | R6g | R6i | R6in | R7g | u-3tb1 | u-6tb1 | u-9tb1 | u-12tb1 | u-18tb1 | u-24tb1 | X1 | X1e | X2iezn</text:p>
            </text:list-item>
            <text:list-item>
              <text:p text:style-name="P23"><text:span text:style-name="T4">Accelerated computing:</text:span><text:span text:style-name="T3"> G3 | G3s | G5g | Inf1 | P2 | P3 | VT1</text:span></text:p>
              <text:p text:style-name="P20"/>
            </text:list-item>
          </text:list>
        </text:list-item>
        <text:list-item>
          <text:p text:style-name="P20">It does not have instance store volumes. </text:p>
        </text:list-item>
      </text:list>
      <text:p text:style-name="P21"/>
      <text:p text:style-name="P4"><text:span text:style-name="T6">L</text:span><text:span text:style-name="T5">imitations</text:span></text:p>
      <text:list text:style-name="L4">
        <text:list-item>
          <text:p text:style-name="P24"><text:span text:style-name="T5">Instances with </text:span><text:span text:style-name="T7">instance store volumes and metal instance types</text:span><text:span text:style-name="T5"> are </text:span><text:span text:style-name="T7">not supported </text:span><text:span text:style-name="T5">by simplified automatic recovery.</text:span></text:p>
        </text:list-item>
        <text:list-item>
          <text:p text:style-name="P25"><text:span text:style-name="T5">Simplified automatic reocvery is </text:span><text:span text:style-name="T7">not initiated</text:span><text:span text:style-name="T5"> for </text:span><text:span text:style-name="T7">instances in an auto-scaling group</text:span><text:span text:style-name="T5">. If you instance is </text:span><text:span text:style-name="T7">part of an auto scaling group with health checks</text:span><text:span text:style-name="T5"> enabled, then the </text:span><text:span text:style-name="T7">instance is replace when it becomes impaired.</text:span></text:p>
        </text:list-item>
        <text:list-item>
          <text:p text:style-name="P26"><text:span text:style-name="T5">Simplified automatic recovery applies to </text:span><text:span text:style-name="T7">unplanned events only. </text:span><text:span text:style-name="T5">It does </text:span><text:span text:style-name="T7">not apply to</text:span><text:span text:style-name="T5"> </text:span><text:span text:style-name="T7">scheduled events.</text:span></text:p>
        </text:list-item>
        <text:list-item>
          <text:p text:style-name="P27"><text:span text:style-name="T7">Terminated</text:span><text:span text:style-name="T5"> or </text:span><text:span text:style-name="T7">stopped</text:span><text:span text:style-name="T5"> instances </text:span><text:span text:style-name="T7">cannot be recovered.</text:span></text:p>
        </text:list-item>
      </text:list>
      <text:p text:style-name="P22"/>
      <text:list text:style-name="L5">
        <text:list-header>
          <text:p text:style-name="P30"/>
        </text:list-header>
      </text:list>
      <text:p text:style-name="P5">Troubleshoot instance recovery</text:p>
      <text:p text:style-name="P11">The following issues can cause the <text:span text:style-name="T1">recovery of your instance to fail:</text:span></text:p>
      <text:list text:style-name="L6">
        <text:list-item>
          <text:p text:style-name="P28">During service health dashboard events, simplified automatic recovery might not recovery your instance. You <text:span text:style-name="T1">might not receive recovery failure notifications for such events</text:span>. Any ongoing service health dashboard events might also prevent <text:span text:style-name="T1">cloud watch action based recovery</text:span> from successfully <text:span text:style-name="T1">recoverying an instance.</text:span></text:p>
        </text:list-item>
        <text:list-item>
          <text:p text:style-name="P29">Temporary, <text:span text:style-name="T1">insufficient capacity of replacement hardware.</text:span></text:p>
        </text:list-item>
        <text:list-item>
          <text:p text:style-name="P29">The instance has reached the <text:span text:style-name="T1">maximum daily allowance of three recovery attempts.</text:span></text:p>
        </text:list-item>
      </text:list>
      <text:p text:style-name="P12"/>
      <text:p text:style-name="P13">The automatic recovery process attempts to recover your instance for up to <text:span text:style-name="T1">three seperate failures per day</text:span>. If the instance system status<text:span text:style-name="T1"> check failure persists</text:span>, we recommend that you manually stop and start the instance. Data on the instance store volumes is lost when the instance is stopped.</text:p>
      <text:p text:style-name="P13"/>
      <text:p text:style-name="P14">Your instance might subsequently be <text:span text:style-name="T1">retired if automatic recovery fails and a hardware degradation</text:span> is determined to be the root cause for the original system status check failure.</text:p>
      <text:p text:style-name="P14"/>
      <text:p text:style-name="P15">Reference: <text:span text:style-name="T2">https://docs.aws.amazon.com/AWSEC2/latest/UserGuide/ec2-instance-recover.htm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2:21:52.960268019</meta:creation-date>
    <dc:date>2023-07-03T13:00:02.991293155</dc:date>
    <meta:editing-duration>PT37M55S</meta:editing-duration>
    <meta:editing-cycles>32</meta:editing-cycles>
    <meta:generator>LibreOffice/7.4.5.1$Linux_X86_64 LibreOffice_project/40$Build-1</meta:generator>
    <meta:document-statistic meta:table-count="0" meta:image-count="0" meta:object-count="0" meta:page-count="1" meta:paragraph-count="40" meta:word-count="711" meta:character-count="4362" meta:non-whitespace-character-count="3711"/>
  </office:meta>
</office:document-meta>
</file>